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3000001D7FA97C4D64EFD08F6.jpg" manifest:media-type="image/jpeg"/>
  <manifest:file-entry manifest:full-path="Pictures/1000000000000263000001D70D9629D0B69BF2B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ffff66" draw:textarea-horizontal-align="justify" draw:textarea-vertical-align="middle" draw:auto-grow-height="false" fo:min-height="0.47cm" fo:min-width="0.2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5.244cm" fo:min-width="2.548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306cm" fo:min-width="3.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3.306cm" fo:min-width="2.902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3.306cm" fo:min-width="3.148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3.39cm" fo:min-width="3.00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2" style:family="graphic" style:parent-style-name="standard">
      <style:graphic-properties svg:stroke-color="#808080" draw:fill-color="#ffffff" draw:textarea-horizontal-align="justify" draw:textarea-vertical-align="middle" draw:auto-grow-height="false" fo:min-height="2.798cm" fo:min-width="2.41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5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66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.302cm" svg:y1="8.926cm" svg:x2="23.696cm" svg:y2="9.014cm">
          <text:p/>
        </draw:line>
        <draw:line draw:style-name="gr1" draw:text-style-name="P1" draw:layer="layout" svg:x1="3.302cm" svg:y1="13.426cm" svg:x2="23.696cm" svg:y2="13.514cm">
          <text:p/>
        </draw:line>
        <draw:line draw:style-name="gr1" draw:text-style-name="P1" draw:layer="layout" svg:x1="3.302cm" svg:y1="17.426cm" svg:x2="23.696cm" svg:y2="17.514cm">
          <text:p/>
        </draw:line>
        <draw:line draw:style-name="gr1" draw:text-style-name="P1" draw:layer="layout" svg:x1="3.302cm" svg:y1="4.826cm" svg:x2="23.696cm" svg:y2="4.914cm">
          <text:p/>
        </draw:line>
        <draw:frame draw:style-name="gr2" draw:text-style-name="P2" draw:layer="layout" svg:width="3.048cm" svg:height="2.349cm" svg:x="24.06cm" svg:y="12.06cm">
          <draw:image xlink:href="Pictures/1000000000000263000001D70D9629D0B69BF2B7.jpg" xlink:type="simple" xlink:show="embed" xlink:actuate="onLoad">
            <text:p/>
          </draw:image>
        </draw:frame>
        <draw:frame draw:style-name="gr2" draw:text-style-name="P2" draw:layer="layout" svg:width="3.048cm" svg:height="2.349cm" svg:x="24.16cm" svg:y="7.912cm">
          <draw:image xlink:href="Pictures/1000000000000263000001D7FA97C4D64EFD08F6.jpg" xlink:type="simple" xlink:show="embed" xlink:actuate="onLoad">
            <text:p/>
          </draw:image>
        </draw:frame>
        <draw:frame draw:style-name="gr2" draw:text-style-name="P2" draw:layer="layout" svg:width="3.048cm" svg:height="2.349cm" svg:x="24.06cm" svg:y="16.308cm">
          <draw:image xlink:href="Pictures/1000000000000263000001D7FA97C4D64EFD08F6.jpg" xlink:type="simple" xlink:show="embed" xlink:actuate="onLoad">
            <text:p/>
          </draw:image>
        </draw:frame>
        <draw:frame draw:style-name="gr2" draw:text-style-name="P2" draw:layer="layout" svg:width="3.048cm" svg:height="2.349cm" svg:x="24.06cm" svg:y="3.664cm">
          <draw:image xlink:href="Pictures/1000000000000263000001D7FA97C4D64EFD08F6.jpg" xlink:type="simple" xlink:show="embed" xlink:actuate="onLoad">
            <text:p/>
          </draw:image>
        </draw:frame>
        <draw:custom-shape draw:style-name="gr3" draw:text-style-name="P3" draw:layer="layout" svg:width="1.016cm" svg:height="1.016cm" svg:x="0.594cm" svg:y="3.5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0.594cm" svg:y="4.8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1.864cm" svg:y="3.5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1.864cm" svg:y="4.8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0.594cm" svg:y="6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0.594cm" svg:y="7.3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1.864cm" svg:y="6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1.864cm" svg:y="7.3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0.595cm" svg:y="3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0.595cm" svg:y="4.8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1.865cm" svg:y="3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1.865cm" svg:y="4.8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0.595cm" svg:y="6.1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0.595cm" svg:y="7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1.865cm" svg:y="6.1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1.865cm" svg:y="7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0.594cm" svg:y="8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0.594cm" svg:y="10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1.864cm" svg:y="8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1.864cm" svg:y="10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0.594cm" svg:y="11.2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0.594cm" svg:y="12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1.864cm" svg:y="11.2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1.864cm" svg:y="12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0.595cm" svg:y="8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0.595cm" svg:y="10.0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1.865cm" svg:y="8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1.865cm" svg:y="10.0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0.595cm" svg:y="11.2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0.595cm" svg:y="12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1.865cm" svg:y="11.2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1.865cm" svg:y="12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4" draw:layer="layout" svg:width="3.048cm" svg:height="15.494cm" svg:x="5.096cm" svg:y="3.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51cm" svg:height="3.556cm" svg:x="13.33cm" svg:y="7.288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302cm" svg:height="2.384cm" svg:x="13.438cm" svg:y="7.752cm">
          <draw:text-box>
            <text:p>Business Logic</text:p>
            <text:p>(Ads)</text:p>
          </draw:text-box>
        </draw:frame>
        <draw:frame draw:style-name="gr7" draw:text-style-name="P5" draw:layer="layout" svg:width="2.748cm" svg:height="2.384cm" svg:x="5.096cm" svg:y="8.626cm">
          <draw:text-box>
            <text:p>Sign-in &amp; Identity</text:p>
          </draw:text-box>
        </draw:frame>
        <draw:custom-shape draw:style-name="gr8" draw:text-style-name="P4" draw:layer="layout" svg:width="3.402cm" svg:height="3.556cm" svg:x="13.23cm" svg:y="11.59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648cm" svg:height="3.556cm" svg:x="13.384cm" svg:y="3.0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502cm" svg:height="3.64cm" svg:x="13.176cm" svg:y="15.748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302cm" svg:height="2.384cm" svg:x="13.43cm" svg:y="3.534cm">
          <draw:text-box>
            <text:p>Business Logic</text:p>
            <text:p>(Paywall)</text:p>
          </draw:text-box>
        </draw:frame>
        <draw:frame draw:style-name="gr6" draw:text-style-name="P5" draw:layer="layout" svg:width="3.302cm" svg:height="2.384cm" svg:x="13.33cm" svg:y="12.024cm">
          <draw:text-box>
            <text:p>Business Logic</text:p>
            <text:p>(Events)</text:p>
          </draw:text-box>
        </draw:frame>
        <draw:frame draw:style-name="gr11" draw:text-style-name="P5" draw:layer="layout" svg:width="4.518cm" svg:height="3.095cm" svg:x="13.276cm" svg:y="16.04cm">
          <draw:text-box>
            <text:p>Business Logic</text:p>
            <text:p>(Retail)</text:p>
          </draw:text-box>
        </draw:frame>
        <draw:custom-shape draw:style-name="gr12" draw:text-style-name="P4" draw:layer="layout" svg:width="2.913cm" svg:height="3.048cm" svg:x="18.737cm" svg:y="3.302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913cm" svg:height="0.962cm" svg:x="18.937cm" svg:y="4.306cm">
          <draw:text-box>
            <text:p>Content</text:p>
          </draw:text-box>
        </draw:frame>
        <draw:frame draw:style-name="gr6" draw:text-style-name="P5" draw:layer="layout" svg:width="4.826cm" svg:height="2.384cm" svg:x="4.834cm" svg:y="0.962cm">
          <draw:text-box>
            <text:p><text:span text:style-name="T1">DISPATCH BLOCKCHAIN</text:span></text:p>
            <text:p/>
          </draw:text-box>
        </draw:frame>
        <draw:frame draw:style-name="gr13" draw:text-style-name="P6" draw:layer="layout" svg:width="3.048cm" svg:height="1.109cm" svg:x="0.362cm" svg:y="1.57cm">
          <draw:text-box>
            <text:p><text:span text:style-name="T1">USERS</text:span></text:p>
          </draw:text-box>
        </draw:frame>
        <draw:frame draw:style-name="gr14" draw:text-style-name="P5" draw:layer="layout" svg:width="4.318cm" svg:height="1.778cm" svg:x="18.064cm" svg:y="0.908cm">
          <draw:text-box>
            <text:p><text:span text:style-name="T1">PUBLISHER</text:span></text:p>
            <text:p><text:span text:style-name="T1">HOSTING</text:span></text:p>
          </draw:text-box>
        </draw:frame>
        <draw:frame draw:style-name="gr15" draw:text-style-name="P5" draw:layer="layout" svg:width="3.302cm" svg:height="1.368cm" svg:x="13.73cm" svg:y="1.462cm">
          <draw:text-box>
            <text:p><text:span text:style-name="T1">DAN</text:span></text:p>
          </draw:text-box>
        </draw:frame>
        <draw:frame draw:style-name="gr16" draw:text-style-name="P5" draw:layer="layout" svg:width="4.826cm" svg:height="1.27cm" svg:x="23.16cm" svg:y="1.616cm">
          <draw:text-box>
            <text:p><text:span text:style-name="T1">NEWS ORGS</text:span></text:p>
          </draw:text-box>
        </draw:frame>
        <draw:custom-shape draw:style-name="gr12" draw:text-style-name="P4" draw:layer="layout" svg:width="2.913cm" svg:height="3.048cm" svg:x="18.737cm" svg:y="7.60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913cm" svg:height="3.048cm" svg:x="18.737cm" svg:y="11.90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913cm" svg:height="3.048cm" svg:x="18.737cm" svg:y="16.002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913cm" svg:height="0.962cm" svg:x="18.738cm" svg:y="8.706cm">
          <draw:text-box>
            <text:p>Content</text:p>
          </draw:text-box>
        </draw:frame>
        <draw:frame draw:style-name="gr7" draw:text-style-name="P5" draw:layer="layout" svg:width="2.913cm" svg:height="0.962cm" svg:x="18.638cm" svg:y="12.806cm">
          <draw:text-box>
            <text:p>Content</text:p>
          </draw:text-box>
        </draw:frame>
        <draw:frame draw:style-name="gr7" draw:text-style-name="P5" draw:layer="layout" svg:width="2.913cm" svg:height="0.962cm" svg:x="18.638cm" svg:y="16.806cm">
          <draw:text-box>
            <text:p>Content</text:p>
          </draw:text-box>
        </draw:frame>
        <draw:frame draw:style-name="gr7" draw:text-style-name="P5" draw:layer="layout" svg:width="3.556cm" svg:height="0.962cm" svg:x="9.026cm" svg:y="3.564cm">
          <draw:text-box>
            <text:p>Payments</text:p>
          </draw:text-box>
        </draw:frame>
        <draw:frame draw:style-name="gr7" draw:text-style-name="P5" draw:layer="layout" svg:width="3.556cm" svg:height="0.962cm" svg:x="9.026cm" svg:y="7.14cm">
          <draw:text-box>
            <text:p>Payments</text:p>
          </draw:text-box>
        </draw:frame>
        <draw:frame draw:style-name="gr7" draw:text-style-name="P5" draw:layer="layout" svg:width="3.556cm" svg:height="0.962cm" svg:x="9.026cm" svg:y="11.44cm">
          <draw:text-box>
            <text:p>Payments</text:p>
          </draw:text-box>
        </draw:frame>
        <draw:frame draw:style-name="gr7" draw:text-style-name="P5" draw:layer="layout" svg:width="3.556cm" svg:height="0.962cm" svg:x="9.026cm" svg:y="15.64cm">
          <draw:text-box>
            <text:p>Payments</text:p>
          </draw:text-box>
        </draw:frame>
        <draw:custom-shape draw:style-name="gr3" draw:text-style-name="P3" draw:layer="layout" svg:width="1.016cm" svg:height="1.016cm" svg:x="0.596cm" svg:y="13.8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0.596cm" svg:y="15.1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1.866cm" svg:y="13.8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0.596cm" svg:y="16.5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0.596cm" svg:y="17.8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1.866cm" svg:y="16.5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1.867cm" svg:y="15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016cm" svg:height="1.016cm" svg:x="1.867cm" svg:y="17.8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7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7T15:31:51.806225138</meta:creation-date>
    <dc:date>2018-05-07T17:01:56.254286665</dc:date>
    <meta:editing-duration>PT33M50S</meta:editing-duration>
    <meta:editing-cycles>5</meta:editing-cycles>
    <meta:generator>LibreOffice/5.1.6.2$Linux_X86_64 LibreOffice_project/10m0$Build-2</meta:generator>
    <meta:document-statistic meta:object-count="98"/>
  </office:meta>
</office:document-meta>
</file>